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D0D64A81.png" manifest:media-type="image/png"/>
  <manifest:file-entry manifest:full-path="Pictures/100002010000032C00000264A29CE5A7.png" manifest:media-type="image/png"/>
  <manifest:file-entry manifest:full-path="Pictures/100002010000032C0000026419FA6A6E.png" manifest:media-type="image/png"/>
  <manifest:file-entry manifest:full-path="Pictures/100002010000032C00000264DFF0B8CE.png" manifest:media-type="image/png"/>
  <manifest:file-entry manifest:full-path="Pictures/100002010000032C00000264458E6DBA.png" manifest:media-type="image/png"/>
  <manifest:file-entry manifest:full-path="Pictures/100002010000032C000002646EF299FA.png" manifest:media-type="image/png"/>
  <manifest:file-entry manifest:full-path="Pictures/100002010000032C0000026467538457.png" manifest:media-type="image/png"/>
  <manifest:file-entry manifest:full-path="Pictures/100002010000032C000002642B5C591D.png" manifest:media-type="image/png"/>
  <manifest:file-entry manifest:full-path="Pictures/100002010000032C0000026470B544E6.png" manifest:media-type="image/png"/>
  <manifest:file-entry manifest:full-path="Pictures/100002010000032C00000264CDF70282.png" manifest:media-type="image/png"/>
  <manifest:file-entry manifest:full-path="Pictures/100002010000032C00000264BE2B44DB.png" manifest:media-type="image/png"/>
  <manifest:file-entry manifest:full-path="Pictures/100002010000032C0000026478B51E42.png" manifest:media-type="image/png"/>
  <manifest:file-entry manifest:full-path="Pictures/100002010000032C0000026456E7A9A4.png" manifest:media-type="image/png"/>
  <manifest:file-entry manifest:full-path="Pictures/100002010000032C000002646432A88F.png" manifest:media-type="image/png"/>
  <manifest:file-entry manifest:full-path="Pictures/100002010000032C00000264EEFDB3D8.png" manifest:media-type="image/png"/>
  <manifest:file-entry manifest:full-path="Pictures/100002010000032C00000264744BA5A7.png" manifest:media-type="image/png"/>
  <manifest:file-entry manifest:full-path="Pictures/100002010000032C000002643850A4E2.png" manifest:media-type="image/png"/>
  <manifest:file-entry manifest:full-path="Pictures/100002010000032C00000264536EB964.png" manifest:media-type="image/png"/>
  <manifest:file-entry manifest:full-path="Pictures/100002010000032C0000026438A68BC4.png" manifest:media-type="image/png"/>
  <manifest:file-entry manifest:full-path="Pictures/100002010000032C000002644071E65B.png" manifest:media-type="image/png"/>
  <manifest:file-entry manifest:full-path="Pictures/100002010000032C000002643F3B38E4.png" manifest:media-type="image/png"/>
  <manifest:file-entry manifest:full-path="Pictures/100002010000032C00000264C33E7F0F.png" manifest:media-type="image/png"/>
  <manifest:file-entry manifest:full-path="Pictures/100002010000032C000002646A97FF18.png" manifest:media-type="image/png"/>
  <manifest:file-entry manifest:full-path="Pictures/100002010000032C00000264B61FF26D.png" manifest:media-type="image/png"/>
  <manifest:file-entry manifest:full-path="Pictures/100002010000032C000002641066C0D2.png" manifest:media-type="image/png"/>
  <manifest:file-entry manifest:full-path="Pictures/100002010000032C000002644592C5F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6" text:anchor-type="paragraph" svg:x="4.8264in" svg:y="8.2402in" svg:width="6.0516in" svg:height="4.561in" draw:z-index="5"><draw:image xlink:href="Pictures/100002010000032C0000026438A68BC4.png" xlink:type="simple" xlink:show="embed" xlink:actuate="onLoad"/></draw:frame><draw:frame draw:style-name="fr1" draw:name="graphics5" text:anchor-type="paragraph" svg:x="-0.7874in" svg:y="8.2138in" svg:width="6.1161in" svg:height="4.6098in" draw:z-index="4"><draw:image xlink:href="Pictures/100002010000032C000002643850A4E2.png" xlink:type="simple" xlink:show="embed" xlink:actuate="onLoad"/></draw:frame><draw:frame draw:style-name="fr1" draw:name="graphics4" text:anchor-type="paragraph" svg:x="4.8264in" svg:y="3.6335in" svg:width="6.0783in" svg:height="4.5811in" draw:z-index="3"><draw:image xlink:href="Pictures/100002010000032C000002644071E65B.png" xlink:type="simple" xlink:show="embed" xlink:actuate="onLoad"/></draw:frame><draw:frame draw:style-name="fr1" draw:name="graphics3" text:anchor-type="paragraph" svg:x="-0.8354in" svg:y="3.6335in" svg:width="6.1134in" svg:height="4.6075in" draw:z-index="2"><draw:image xlink:href="Pictures/100002010000032C0000026419FA6A6E.png" xlink:type="simple" xlink:show="embed" xlink:actuate="onLoad"/></draw:frame><draw:frame draw:style-name="fr1" draw:name="graphics2" text:anchor-type="paragraph" svg:x="4.839in" svg:y="-0.7874in" svg:width="6.0661in" svg:height="4.5717in" draw:z-index="1"><draw:image xlink:href="Pictures/100002010000032C000002641066C0D2.png" xlink:type="simple" xlink:show="embed" xlink:actuate="onLoad"/></draw:frame><draw:frame draw:style-name="fr1" draw:name="graphics1" text:anchor-type="paragraph" svg:x="-0.8083in" svg:y="-0.7874in" svg:width="6.0654in" svg:height="4.5717in" draw:z-index="0"><draw:image xlink:href="Pictures/100002010000032C00000264DFF0B8CE.png" xlink:type="simple" xlink:show="embed" xlink:actuate="onLoad"/></draw:frame></text:p>
      <text:p text:style-name="P1"><draw:frame draw:style-name="fr1" draw:name="graphics11" text:anchor-type="paragraph" svg:x="-0.7874in" svg:y="8.3217in" svg:width="6.1272in" svg:height="4.6181in" draw:z-index="10"><draw:image xlink:href="Pictures/100002010000032C0000026470B544E6.png" xlink:type="simple" xlink:show="embed" xlink:actuate="onLoad"/></draw:frame><draw:frame draw:style-name="fr1" draw:name="graphics10" text:anchor-type="paragraph" svg:x="4.8154in" svg:y="8.3217in" svg:width="6.0898in" svg:height="4.589in" draw:z-index="9"><draw:image xlink:href="Pictures/100002010000032C000002643F3B38E4.png" xlink:type="simple" xlink:show="embed" xlink:actuate="onLoad"/></draw:frame><draw:frame draw:style-name="fr1" draw:name="graphics9" text:anchor-type="paragraph" svg:x="4.8161in" svg:y="3.7035in" svg:width="6.089in" svg:height="4.5898in" draw:z-index="8"><draw:image xlink:href="Pictures/100002010000032C00000264B61FF26D.png" xlink:type="simple" xlink:show="embed" xlink:actuate="onLoad"/></draw:frame><draw:frame draw:style-name="fr1" draw:name="graphics7" text:anchor-type="paragraph" svg:x="-0.7992in" svg:y="-0.7752in" svg:width="6.1138in" svg:height="4.6075in" draw:z-index="6"><draw:image xlink:href="Pictures/100002010000032C00000264458E6DBA.png" xlink:type="simple" xlink:show="embed" xlink:actuate="onLoad"/></draw:frame><draw:frame draw:style-name="fr1" draw:name="graphics8" text:anchor-type="paragraph" svg:x="4.7909in" svg:y="-0.7752in" svg:width="6.1138in" svg:height="4.6075in" draw:z-index="7"><draw:image xlink:href="Pictures/100002010000032C00000264EEFDB3D8.png" xlink:type="simple" xlink:show="embed" xlink:actuate="onLoad"/></draw:frame></text:p>
      <text:p text:style-name="P1"><draw:frame draw:style-name="fr1" draw:name="graphics13" text:anchor-type="paragraph" svg:x="4.7917in" svg:y="-0.7866in" svg:width="6.1138in" svg:height="4.6083in" draw:z-index="12"><draw:image xlink:href="Pictures/100002010000032C000002646432A88F.png" xlink:type="simple" xlink:show="embed" xlink:actuate="onLoad"/></draw:frame><draw:frame draw:style-name="fr1" draw:name="graphics12" text:anchor-type="paragraph" svg:x="-0.7874in" svg:y="-0.7866in" svg:width="6.0555in" svg:height="4.5638in" draw:z-index="11"><draw:image xlink:href="Pictures/100002010000032C000002644592C5F9.png" xlink:type="simple" xlink:show="embed" xlink:actuate="onLoad"/></draw:frame></text:p>
      <text:p text:style-name="P1"><draw:frame draw:style-name="fr1" draw:name="graphics19" text:anchor-type="paragraph" svg:x="4.828in" svg:y="8.3283in" svg:width="6.078in" svg:height="4.5807in" draw:z-index="18"><draw:image xlink:href="Pictures/100002010000032C00000264A29CE5A7.png" xlink:type="simple" xlink:show="embed" xlink:actuate="onLoad"/></draw:frame><draw:frame draw:style-name="fr1" draw:name="graphics18" text:anchor-type="paragraph" svg:x="-0.7835in" svg:y="8.3283in" svg:width="6.1437in" svg:height="4.6307in" draw:z-index="17"><draw:image xlink:href="Pictures/100002010000032C00000264CDF70282.png" xlink:type="simple" xlink:show="embed" xlink:actuate="onLoad"/></draw:frame><draw:frame draw:style-name="fr1" draw:name="graphics17" text:anchor-type="paragraph" svg:x="4.8437in" svg:y="3.7154in" svg:width="6.061in" svg:height="4.5681in" draw:z-index="16"><draw:image xlink:href="Pictures/100002010000032C00000264744BA5A7.png" xlink:type="simple" xlink:show="embed" xlink:actuate="onLoad"/></draw:frame><draw:frame draw:style-name="fr1" draw:name="graphics16" text:anchor-type="paragraph" svg:x="-0.7835in" svg:y="3.7154in" svg:width="6.1217in" svg:height="4.6138in" draw:z-index="15"><draw:image xlink:href="Pictures/100002010000032C000002642B5C591D.png" xlink:type="simple" xlink:show="embed" xlink:actuate="onLoad"/></draw:frame><draw:frame draw:style-name="fr1" draw:name="graphics15" text:anchor-type="paragraph" svg:x="4.8311in" svg:y="-0.7638in" svg:width="6.0736in" svg:height="4.578in" draw:z-index="14"><draw:image xlink:href="Pictures/100002010000032C000002646A97FF18.png" xlink:type="simple" xlink:show="embed" xlink:actuate="onLoad"/></draw:frame><draw:frame draw:style-name="fr1" draw:name="graphics14" text:anchor-type="paragraph" svg:x="-0.7835in" svg:y="-0.7638in" svg:width="6.0744in" svg:height="4.578in" draw:z-index="13"><draw:image xlink:href="Pictures/100002010000032C00000264C33E7F0F.png" xlink:type="simple" xlink:show="embed" xlink:actuate="onLoad"/></draw:frame></text:p>
      <text:p text:style-name="P1"><draw:frame draw:style-name="fr1" draw:name="graphics24" text:anchor-type="paragraph" svg:x="-0.7138in" svg:y="8.2165in" svg:width="6.0516in" svg:height="4.561in" draw:z-index="23"><draw:image xlink:href="Pictures/100002010000032C00000264536EB964.png" xlink:type="simple" xlink:show="embed" xlink:actuate="onLoad"/></draw:frame><draw:frame draw:style-name="fr1" draw:name="graphics23" text:anchor-type="paragraph" svg:x="4.8953in" svg:y="8.2484in" svg:width="6.0098in" svg:height="4.5291in" draw:z-index="22"><draw:image xlink:href="Pictures/100002010000032C00000264D0D64A81.png" xlink:type="simple" xlink:show="embed" xlink:actuate="onLoad"/></draw:frame><draw:frame draw:style-name="fr1" draw:name="graphics22" text:anchor-type="paragraph" svg:x="4.8583in" svg:y="3.6925in" svg:width="6.0465in" svg:height="4.5571in" draw:z-index="21"><draw:image xlink:href="Pictures/100002010000032C00000264BE2B44DB.png" xlink:type="simple" xlink:show="embed" xlink:actuate="onLoad"/></draw:frame><draw:frame draw:style-name="fr1" draw:name="graphics21" text:anchor-type="paragraph" svg:x="4.8492in" svg:y="-0.7756in" svg:width="6.0555in" svg:height="4.5638in" draw:z-index="20"><draw:image xlink:href="Pictures/100002010000032C0000026456E7A9A4.png" xlink:type="simple" xlink:show="embed" xlink:actuate="onLoad"/></draw:frame><draw:frame draw:style-name="fr1" draw:name="graphics20" text:anchor-type="paragraph" svg:x="-0.7874in" svg:y="-0.7756in" svg:width="6.0555in" svg:height="4.5638in" draw:z-index="19"><draw:image xlink:href="Pictures/100002010000032C0000026467538457.png" xlink:type="simple" xlink:show="embed" xlink:actuate="onLoad"/></draw:frame></text:p>
      <text:p text:style-name="P1"><draw:frame draw:style-name="fr1" draw:name="graphics25" text:anchor-type="paragraph" svg:x="-0.8063in" svg:y="-0.7874in" svg:width="6.1484in" svg:height="4.6339in" draw:z-index="24"><draw:image xlink:href="Pictures/100002010000032C000002646EF299FA.png" xlink:type="simple" xlink:show="embed" xlink:actuate="onLoad"/></draw:frame><draw:frame draw:style-name="fr1" draw:name="graphics26" text:anchor-type="paragraph" svg:x="4.7563in" svg:y="-0.7874in" svg:width="6.1484in" svg:height="4.6339in" draw:z-index="25"><draw:image xlink:href="Pictures/100002010000032C0000026478B51E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6:54:07</meta:creation-date>
    <dc:date>2014-10-10T17:10:29</dc:date>
    <meta:editing-duration>PT1M1S</meta:editing-duration>
    <meta:editing-cycles>1</meta:editing-cycles>
    <meta:document-statistic meta:table-count="0" meta:image-count="26" meta:object-count="0" meta:page-count="6" meta:paragraph-count="0" meta:word-count="0" meta:character-count="0" meta:non-whitespace-character-count="0"/>
    <meta:generator>LibreOffice/3.5$Linux_x86 LibreOffice_project/350m1$Build-2</meta:generator>
  </office:meta>
</office:document-meta>
</file>